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iknout a/nebo klik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aznamenávání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et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váme dokumenty<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Tip</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ohou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Tip</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 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t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Jdeme do nabídky <text:span text:style-name="Strong_20_Emphasis">Úpravy &gt; Sledování změn &gt; Porovnat dokument</text:span>.</text:p>
        </text:list-item>
        <text:list-item>
          <text:p text:style-name="P59">Objeví se dialogové okno Otevřít. Vybereme původní dokument a klik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